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52cm" svg:stroke-color="#333333" draw:marker-start-width="0.427cm" draw:marker-end-width="0.427cm" draw:fill="solid" draw:fill-color="#eeeee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fo:min-height="1.737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width="0.152cm" svg:stroke-color="#000000" draw:marker-start-width="0.428cm" draw:marker-end-width="0.428cm" draw:fill="none" draw:fill-color="#ffffff" fo:min-height="1.737cm"/>
    </style:style>
    <style:style style:name="gr6" style:family="graphic" style:parent-style-name="objectwithoutfill">
      <style:graphic-properties svg:stroke-width="0.152cm" draw:marker-start-width="0.426cm" draw:marker-end="Arrow" draw:marker-end-width="0.526cm" draw:fill="none" draw:textarea-vertical-align="middle" fo:padding-top="0.199cm" fo:padding-bottom="0.199cm" fo:padding-left="0.324cm" fo:padding-right="0.324cm"/>
    </style:style>
    <style:style style:name="gr7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fo:min-height="0.835cm"/>
    </style:style>
    <style:style style:name="gr9" style:family="graphic" style:parent-style-name="standard">
      <style:graphic-properties draw:stroke="none" svg:stroke-width="0.051cm" draw:marker-start-width="0.276cm" draw:marker-end-width="0.276cm" draw:fill="solid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52cm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152cm" draw:marker-start-width="0.35cm" draw:marker-end-width="0.35cm" draw:fill="none" draw:textarea-vertical-align="middle" fo:padding-top="0.199cm" fo:padding-bottom="0.199cm" fo:padding-left="0.324cm" fo:padding-right="0.324cm"/>
    </style:style>
    <style:style style:name="gr12" style:family="graphic" style:parent-style-name="objectwithoutfill">
      <style:graphic-properties svg:stroke-width="0.152cm" draw:marker-start-width="0.351cm" draw:marker-end-width="0.351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1.776cm" fo:min-width="5.655cm" fo:padding-top="0.2cm" fo:padding-bottom="0.2cm" fo:padding-left="0.325cm" fo:padding-right="0.32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fo:color="#333333" fo:font-weight="bold" style:font-weight-asian="bold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3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cm" svg:height="2.609cm" svg:x="11.014cm" svg:y="5.3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494cm" svg:height="2.494cm" svg:x="23.177cm" svg:y="1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169cm" svg:height="1.987cm" svg:x="1.435cm" svg:y="0.489cm">
          <draw:text-box>
            <text:p text:style-name="P3"><text:span text:style-name="T1">Global Frontier</text:span></text:p>
            <text:p text:style-name="P3"><text:span text:style-name="T1">Detector </text:span></text:p>
          </draw:text-box>
        </draw:frame>
        <draw:frame draw:style-name="gr4" draw:text-style-name="P6" draw:layer="layout" svg:width="4.191cm" svg:height="1.27cm" svg:x="10.027cm" svg:y="2.248cm">
          <draw:text-box>
            <text:p text:style-name="P5"><text:span text:style-name="T1">Filter</text:span></text:p>
          </draw:text-box>
        </draw:frame>
        <draw:frame draw:style-name="gr5" draw:text-style-name="P4" draw:layer="layout" svg:width="6.636cm" svg:height="1.987cm" svg:x="1.66cm" svg:y="3.389cm">
          <draw:text-box>
            <text:p text:style-name="P3"><text:span text:style-name="T1">Local Frontier</text:span></text:p>
            <text:p text:style-name="P3"><text:span text:style-name="T1">Detector </text:span></text:p>
          </draw:text-box>
        </draw:frame>
        <draw:frame draw:style-name="gr3" draw:text-style-name="P6" draw:layer="layout" svg:width="7.451cm" svg:height="1.987cm" svg:x="14.796cm" svg:y="2.276cm">
          <draw:text-box>
            <text:p text:style-name="P5"><text:span text:style-name="T1">Assigner</text:span></text:p>
          </draw:text-box>
        </draw:frame>
        <draw:line draw:style-name="gr6" draw:text-style-name="P2" draw:layer="layout" svg:x1="8.36cm" svg:y1="1.359cm" svg:x2="9.807cm" svg:y2="2.248cm">
          <text:p/>
        </draw:line>
        <draw:line draw:style-name="gr6" draw:text-style-name="P2" draw:layer="layout" svg:x1="8.36cm" svg:y1="4.28cm" svg:x2="9.807cm" svg:y2="3.518cm">
          <text:p/>
        </draw:line>
        <draw:line draw:style-name="gr7" draw:text-style-name="P2" draw:layer="layout" svg:x1="14.318cm" svg:y1="2.883cm" svg:x2="15.434cm" svg:y2="2.883cm">
          <text:p/>
        </draw:line>
        <draw:frame draw:style-name="gr8" draw:text-style-name="P8" draw:layer="layout" svg:width="2.921cm" svg:height="1.085cm" svg:x="22.96cm" svg:y="2.362cm">
          <draw:text-box>
            <text:p text:style-name="P7"><text:span text:style-name="T2">Robot</text:span></text:p>
          </draw:text-box>
        </draw:frame>
        <draw:custom-shape draw:style-name="gr9" draw:text-style-name="P9" draw:layer="layout" svg:width="0.203cm" svg:height="0.198cm" svg:x="24.314cm" svg:y="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4.404cm" svg:y1="5.215cm" svg:x2="24.402cm" svg:y2="6.772cm">
          <text:p/>
        </draw:line>
        <draw:frame draw:style-name="gr3" draw:text-style-name="P10" draw:layer="layout" svg:width="11.102cm" svg:height="1.987cm" svg:x="10.549cm" svg:y="5.724cm">
          <draw:text-box>
            <text:p text:style-name="P5"><text:span text:style-name="T3">Map updates while </text:span></text:p>
            <text:p text:style-name="P5"><text:span text:style-name="T3">robot is moving </text:span></text:p>
          </draw:text-box>
        </draw:frame>
        <draw:line draw:style-name="gr11" draw:text-style-name="P2" draw:layer="layout" svg:x1="10.927cm" svg:y1="6.652cm" svg:x2="0.196cm" svg:y2="6.652cm">
          <text:p/>
        </draw:line>
        <draw:line draw:style-name="gr12" draw:text-style-name="P2" draw:layer="layout" svg:x1="0.196cm" svg:y1="6.652cm" svg:x2="0.196cm" svg:y2="1.409cm">
          <text:p/>
        </draw:line>
        <draw:line draw:style-name="gr6" draw:text-style-name="P2" draw:layer="layout" svg:x1="0.196cm" svg:y1="1.403cm" svg:x2="1.738cm" svg:y2="1.403cm">
          <text:p/>
        </draw:line>
        <draw:line draw:style-name="gr6" draw:text-style-name="P2" draw:layer="layout" svg:x1="0.196cm" svg:y1="4.299cm" svg:x2="1.698cm" svg:y2="4.299cm">
          <text:p/>
        </draw:line>
        <draw:line draw:style-name="gr7" draw:text-style-name="P2" draw:layer="layout" svg:x1="24.434cm" svg:y1="6.701cm" svg:x2="21.414cm" svg:y2="6.701cm">
          <text:p/>
        </draw:line>
        <draw:line draw:style-name="gr7" draw:text-style-name="P2" draw:layer="layout" svg:x1="21.613cm" svg:y1="2.869cm" svg:x2="23.079cm" svg:y2="2.869cm">
          <text:p/>
        </draw:line>
        <draw:custom-shape draw:style-name="gr13" draw:text-style-name="P2" draw:layer="layout" svg:width="6.539cm" svg:height="2.41cm" svg:x="1.713cm" svg:y="0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539cm" svg:height="2.41cm" svg:x="1.713cm" svg:y="3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.448cm" svg:height="2.581cm" svg:x="9.804cm" svg:y="1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6.264cm" svg:height="2.581cm" svg:x="15.305cm" svg:y="1.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203cm" svg:height="0.198cm" svg:x="24.314cm" svg:y="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883cm" fo:page-height="8.1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7:46:15.301823197</meta:creation-date>
    <dc:date>2017-07-22T19:28:31.499908337</dc:date>
    <meta:editing-duration>PT1H6M37S</meta:editing-duration>
    <meta:editing-cycles>27</meta:editing-cycles>
    <meta:generator>LibreOffice/5.1.6.2$Linux_X86_64 LibreOffice_project/10m0$Build-2</meta:generator>
    <meta:document-statistic meta:object-count="24"/>
  </office:meta>
</office:document-meta>
</file>